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Noto Mono" fo:font-size="11pt" officeooo:rsid="001ddc68" officeooo:paragraph-rsid="001ddc68" style:font-size-asian="11pt" style:font-size-complex="11pt"/>
    </style:style>
    <style:style style:name="P2" style:family="paragraph" style:parent-style-name="Standard">
      <style:text-properties style:font-name="Noto Mono" fo:font-size="11pt" officeooo:rsid="001ddc68" officeooo:paragraph-rsid="001e3be3" style:font-size-asian="11pt" style:font-size-complex="11pt"/>
    </style:style>
    <style:style style:name="P3" style:family="paragraph" style:parent-style-name="Standard">
      <style:text-properties style:font-name="Noto Mono" fo:font-size="11pt" officeooo:rsid="001e3be3" officeooo:paragraph-rsid="001e3be3" style:font-size-asian="11pt" style:font-size-complex="11pt"/>
    </style:style>
    <style:style style:name="P4" style:family="paragraph" style:parent-style-name="Standard">
      <style:text-properties style:font-name="Noto Mono" fo:font-size="11pt" officeooo:rsid="001f5379" officeooo:paragraph-rsid="001f5379" style:font-size-asian="11pt" style:font-size-complex="11pt"/>
    </style:style>
    <style:style style:name="P5" style:family="paragraph" style:parent-style-name="Standard">
      <style:text-properties style:font-name="Noto Mono" fo:font-size="11pt" officeooo:rsid="0020debc" officeooo:paragraph-rsid="0020debc" style:font-size-asian="11pt" style:font-size-complex="11pt"/>
    </style:style>
    <style:style style:name="P6" style:family="paragraph" style:parent-style-name="Standard">
      <style:text-properties style:font-name="Noto Mono" fo:font-size="11pt" officeooo:rsid="0020debc" officeooo:paragraph-rsid="00222f78" style:font-size-asian="11pt" style:font-size-complex="11pt"/>
    </style:style>
    <style:style style:name="P7" style:family="paragraph" style:parent-style-name="Standard">
      <style:text-properties style:font-name="Noto Mono" fo:font-size="11pt" officeooo:rsid="00222f78" officeooo:paragraph-rsid="00222f78" style:font-size-asian="11pt" style:font-size-complex="11pt"/>
    </style:style>
    <style:style style:name="P8" style:family="paragraph" style:parent-style-name="Standard">
      <style:text-properties style:font-name="Noto Mono" fo:font-size="11pt" officeooo:rsid="00236ef1" officeooo:paragraph-rsid="00236ef1" style:font-size-asian="11pt" style:font-size-complex="11pt"/>
    </style:style>
    <style:style style:name="T1" style:family="text">
      <style:text-properties officeooo:rsid="001e3be3"/>
    </style:style>
    <style:style style:name="T2" style:family="text">
      <style:text-properties officeooo:rsid="0020debc"/>
    </style:style>
    <style:style style:name="T3" style:family="text">
      <style:text-properties officeooo:rsid="00222f78"/>
    </style:style>
    <style:style style:name="T4" style:family="text">
      <style:text-properties officeooo:rsid="00255f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édicats standard à connaître :</text:p>
      <text:p text:style-name="P1"/>
      <text:p text:style-name="P1">member(+L,?E) :</text:p>
      <text:p text:style-name="P1">- +E : savoir si l’élément E appartient à la liste L donné</text:p>
      <text:p text:style-name="P1">- -E :retourne éléments de la liste L</text:p>
      <text:p text:style-name="P1"/>
      <text:p text:style-name="P1">menber([E|Q],E).</text:p>
      <text:p text:style-name="P1">member([_|Q],E):-</text:p>
      <text:p text:style-name="P1"><text:tab/>member(Q,E).</text:p>
      <text:p text:style-name="P1"/>
      <text:p text:style-name="P1">append(?L1,?L2,?L3).</text:p>
      <text:p text:style-name="P1">-L3 = L1 + L2 (L1 , L2, L3 listes)</text:p>
      <text:p text:style-name="P1"/>
      <text:p text:style-name="P1">append([],L2,L2).</text:p>
      <text:p text:style-name="P1">append([T|Q],L2,[T|L3]):- </text:p>
      <text:p text:style-name="P1"><text:tab/>append(Q,L2,L3).</text:p>
      <text:p text:style-name="P1"/>
      <text:p text:style-name="P1">Inversion :</text:p>
      <text:p text:style-name="P1"/>
      <text:p text:style-name="P3">inv(+L, ?R)</text:p>
      <text:p text:style-name="P3">-R est l’inverse de L</text:p>
      <text:p text:style-name="P2"/>
      <text:p text:style-name="P2">inversion <text:span text:style-name="T1">naïve</text:span> : </text:p>
      <text:p text:style-name="P3">- l’inverse d’une liste : c’est l’inverse de sa queue concaténé à sa tête</text:p>
      <text:p text:style-name="P3"/>
      <text:p text:style-name="P3">inv([],[])</text:p>
      <text:p text:style-name="P1">inv([T|Q],R):-</text:p>
      <text:p text:style-name="P1"><text:tab/>inv(Q,invQ),</text:p>
      <text:p text:style-name="P1"><text:tab/>append(invQ,[T],R).</text:p>
      <text:p text:style-name="P1"/>
      <text:p text:style-name="P3">Inversion par accumulateur :</text:p>
      <text:p text:style-name="P3">- l’autre version est dite naive par ce qu’on fait beaucoup trop d’appel récursif.</text:p>
      <text:p text:style-name="P4">Si on ajoute toujours la tête d’une liste, de manière récursif, <text:span text:style-name="T2">sur un </text:span>accumulateur on obtient directement l’inverse de cette liste :</text:p>
      <text:p text:style-name="P5"/>
      <text:p text:style-name="P5">ex :</text:p>
      <text:p text:style-name="P4"><text:span text:style-name="T2">1 : </text:span>L= [1,2] Ac =[]</text:p>
      <text:p text:style-name="P4"><text:span text:style-name="T2">2 : </text:span>L = [2] Ac = [1|[]] = [1]</text:p>
      <text:p text:style-name="P4"><text:span text:style-name="T2">3 : </text:span>L = [] Ac = [2|[1]]=[2,1]</text:p>
      <text:p text:style-name="P4"/>
      <text:p text:style-name="P3">inv(L,R):- accInv(L,R,[]).</text:p>
      <text:p text:style-name="P3">accInv([],R,R).</text:p>
      <text:p text:style-name="P3">accInv([T[Q],R,Ac):-</text:p>
      <text:p text:style-name="P3"><text:tab/>accInv(Q,R,[T|Ac])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5">Longueur d’une liste</text:p>
      <text:p text:style-name="P5">long(+L, ?N) :</text:p>
      <text:p text:style-name="P5">-N est la taille de la liste</text:p>
      <text:p text:style-name="P5"/>
      <text:p text:style-name="P5">long(L,N):-</text:p>
      <text:p text:style-name="P5"><text:tab/>accLong(L,N,0).</text:p>
      <text:p text:style-name="P5">long([],N,N).</text:p>
      <text:p text:style-name="P5">long([_|Q],N,A):-</text:p>
      <text:p text:style-name="P5"><text:tab/>A2 is A+1,</text:p>
      <text:p text:style-name="P5"><text:tab/>long(Q,N,A2).</text:p>
      <text:p text:style-name="P5"/>
      <text:p text:style-name="P5">Corrections :</text:p>
      <text:p text:style-name="P5">1. c’est member qu’on demande ici</text:p>
      <text:p text:style-name="P5">2.On cherche explicitement le 3ème <text:s/>élément d’une liste par unification</text:p>
      <text:p text:style-name="P5">trosieme(E,[_,_,E|_]).</text:p>
      <text:p text:style-name="P5">3.</text:p>
      <text:p text:style-name="P5">par récursivité :</text:p>
      <text:p text:style-name="P5">si c’est la liste a deux éléments l’avant dernier est la tête : cas de base</text:p>
      <text:p text:style-name="P5"/>
      <text:p text:style-name="P5">avder(E,[E,_]).</text:p>
      <text:p text:style-name="P5">sinon on parcourt jusqu’à avoir une liste de deux éléments</text:p>
      <text:p text:style-name="P5">avder(E,[_[Q],E):-</text:p>
      <text:p text:style-name="P5"><text:tab/>avder(Q,E).</text:p>
      <text:p text:style-name="P5">en utilisant append :</text:p>
      <text:p text:style-name="P5">append nous donne les préfixes et suffixe d’une liste.</text:p>
      <text:p text:style-name="P5">l’avant-dernier élément d’une liste, est le premier élément d’une liste à 2 éléments qui concaténé avec un préfixe quelconque donne la liste originelle </text:p>
      <text:p text:style-name="P5">soit :</text:p>
      <text:p text:style-name="P5"/>
      <text:p text:style-name="P5">avder(E,L):-</text:p>
      <text:p text:style-name="P5"><text:tab/>append([_],[E,_],L).</text:p>
      <text:p text:style-name="P5">4. tri(L)</text:p>
      <text:p text:style-name="P5"/>
      <text:p text:style-name="P5">tri(L):-</text:p>
      <text:p text:style-name="P5"><text:tab/>long(L,N),</text:p>
      <text:p text:style-name="P5"><text:tab/>0 is mod(N,3).</text:p>
      <text:p text:style-name="P5"/>
      <text:p text:style-name="P5">5. elementPair(L,P) : L est de taille paire</text:p>
      <text:p text:style-name="P5"/>
      <text:p text:style-name="P5">elmentPair([],[]).</text:p>
      <text:p text:style-name="P6">elmentPair([_,E|Q],[E|P]<text:span text:style-name="T3">):-</text:span></text:p>
      <text:p text:style-name="P6"><text:span text:style-name="T3"><text:tab/>elementPair(Q,P)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6. ListePos(L,P,X)</text:p>
      <text:p text:style-name="P7">ListePos(L,P,X):-</text:p>
      <text:p text:style-name="P7"><text:tab/>accListePos(L,X,P,1).</text:p>
      <text:p text:style-name="P7">accListePos([E[_],E,P,P).</text:p>
      <text:p text:style-name="P7">accListePos([E|Q],E1,P,A):- (on vérifie bien que la tête de la liste est différente de l’élément cherché <text:span text:style-name="T4">=&gt; E ≠ E1</text:span>)</text:p>
      <text:p text:style-name="P7"><text:tab/>A2 is A+1,</text:p>
      <text:p text:style-name="P7"><text:tab/>accListePos(Q,E1,P,A2).</text:p>
      <text:p text:style-name="P8"/>
      <text:p text:style-name="P8"/>
      <text:p text:style-name="P8">7.<text:span text:style-name="T4">(</text:span>cf <text:span text:style-name="T4">inverser plus haut)</text:span></text:p>
      <text:p text:style-name="P8">8. on cherche le max de la liste grâce à un accumulateur qu’on initialise à la tête de la liste</text:p>
      <text:p text:style-name="P8">max(L,M):- </text:p>
      <text:p text:style-name="P8"><text:tab/>L = [T|_],</text:p>
      <text:p text:style-name="P8"><text:tab/>accMax(L,M,T).</text:p>
      <text:p text:style-name="P8">accMax([],M,M).</text:p>
      <text:p text:style-name="P8">accMax([T[Q],M,A):-</text:p>
      <text:p text:style-name="P8"><text:tab/>T &gt; A,</text:p>
      <text:p text:style-name="P8"><text:tab/>accMax(Q,M,T).</text:p>
      <text:p text:style-name="P8">accMax([T|Q],M,A):-</text:p>
      <text:p text:style-name="P8"><text:tab/>T ≤ A, (faut bien vérifier cette condition à cause du backtracking)</text:p>
      <text:p text:style-name="P8"><text:tab/>accMax(Q,M,A).</text:p>
      <text:p text:style-name="P8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9:34:05.231138764</meta:creation-date>
    <dc:date>2017-04-24T20:45:12.505702241</dc:date>
    <meta:editing-duration>PT28M12S</meta:editing-duration>
    <meta:editing-cycles>5</meta:editing-cycles>
    <meta:generator>LibreOffice/5.3.2.2$Linux_X86_64 LibreOffice_project/30m0$Build-2</meta:generator>
    <meta:document-statistic meta:table-count="0" meta:image-count="0" meta:object-count="0" meta:page-count="3" meta:paragraph-count="85" meta:word-count="354" meta:character-count="2340" meta:non-whitespace-character-count="2044"/>
  </office:meta>
</office:document-meta>
</file>